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a146"/>
    </style:style>
    <style:style style:name="P2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 officeooo:rsid="001f696f" officeooo:paragraph-rsid="001f696f"/>
    </style:style>
    <style:style style:name="P3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 officeooo:rsid="0020e33e" officeooo:paragraph-rsid="0020e33e"/>
    </style:style>
    <style:style style:name="P4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 officeooo:rsid="0023f6fa" officeooo:paragraph-rsid="0023f6fa"/>
    </style:style>
    <style:style style:name="P5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 officeooo:rsid="00258540" officeooo:paragraph-rsid="0025854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222222" style:font-name="sans-serif" fo:font-size="10.5pt" fo:letter-spacing="normal" fo:font-style="normal" fo:font-weight="normal" officeooo:rsid="00258540" officeooo:paragraph-rsid="00258540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258540" officeooo:paragraph-rsid="00277a46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 officeooo:rsid="0025f68f" officeooo:paragraph-rsid="0025f68f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variant="normal" fo:text-transform="none" fo:color="#222222" style:font-name="sans-serif" fo:font-size="10.5pt" fo:letter-spacing="normal" fo:font-style="normal" fo:font-weight="bold" officeooo:rsid="0020e33e" officeooo:paragraph-rsid="0020e33e" style:font-weight-asian="bold" style:font-weight-complex="bold"/>
    </style:style>
    <style:style style:name="P10" style:family="paragraph" style:parent-style-name="Standard">
      <style:text-properties fo:font-variant="normal" fo:text-transform="none" fo:color="#222222" style:font-name="sans-serif" fo:font-size="10.5pt" fo:letter-spacing="normal" fo:font-style="normal" fo:font-weight="bold" officeooo:rsid="001f696f" officeooo:paragraph-rsid="001f696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278e86" officeooo:paragraph-rsid="00278e86" style:font-style-asian="normal" style:font-weight-asian="bold" style:font-style-complex="normal" style:font-weight-complex="bold"/>
    </style:style>
    <style:style style:name="P12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paragraph-rsid="001ca146"/>
    </style:style>
    <style:style style:name="P13" style:family="paragraph" style:parent-style-name="Standard" style:list-style-name="L1">
      <style:text-properties fo:font-variant="normal" fo:text-transform="none" fo:color="#222222" style:font-name="sans-serif" fo:font-size="10.5pt" fo:letter-spacing="normal" fo:font-style="normal" fo:font-weight="normal" officeooo:rsid="001f696f" officeooo:paragraph-rsid="001f696f"/>
    </style:style>
    <style:style style:name="P14" style:family="paragraph" style:parent-style-name="Standard" style:list-style-name="L2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258540" officeooo:paragraph-rsid="00277a46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variant="normal" fo:text-transform="none" fo:color="#222222" style:font-name="sans-serif" fo:font-size="10.5pt" fo:letter-spacing="normal" fo:font-style="italic" fo:font-weight="bold" officeooo:rsid="001f696f" officeooo:paragraph-rsid="001f696f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variant="normal" fo:text-transform="none" fo:color="#222222" style:font-name="sans-serif" fo:font-size="10.5pt" fo:letter-spacing="normal" fo:font-style="italic" fo:font-weight="bold" officeooo:rsid="00258540" officeooo:paragraph-rsid="00258540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variant="normal" fo:text-transform="none" fo:color="#222222" style:font-name="sans-serif" fo:font-size="10.5pt" fo:letter-spacing="normal" fo:font-style="italic" fo:font-weight="bold" officeooo:rsid="0023f6fa" officeooo:paragraph-rsid="0023f6fa" style:font-style-asian="italic" style:font-weight-asian="bold" style:font-style-complex="italic" style:font-weight-complex="bold"/>
    </style:style>
    <style:style style:name="P18" style:family="paragraph" style:parent-style-name="Preformatted_20_Text" style:list-style-name="L2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258540" officeooo:paragraph-rsid="00277a46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222222" fo:letter-spacing="normal" officeooo:rsid="001ca146"/>
    </style:style>
    <style:style style:name="T2" style:family="text">
      <style:text-properties fo:font-variant="normal" fo:text-transform="none" fo:color="#222222" fo:letter-spacing="normal" fo:font-weight="bold" style:font-weight-asian="bold" style:font-weight-complex="bold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a146" style:font-weight-asian="bold" style:font-weight-complex="bold"/>
    </style:style>
    <style:style style:name="T7" style:family="text">
      <style:text-properties fo:font-style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26344d"/>
    </style:style>
    <style:style style:name="T10" style:family="text">
      <style:text-properties officeooo:rsid="00277a46"/>
    </style:style>
    <style:style style:name="T11" style:family="text">
      <style:text-properties officeooo:rsid="002acb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AOP Aspect Oriented Programming. </text:span><text:span text:style-name="T2"> </text:span><text:span text:style-name="T1">P</text:span><text:span text:style-name="T3">ermite una adecuada modularización de las aplicaciones y posibilita una mejor separación de responsabilidades (Obligación o correspondencia de hacer algo).</text:span></text:p>
      <text:p text:style-name="P12">El principal objetivo de la POA es la separación de las funcionalidades dentro del sistema:</text:p>
      <text:p text:style-name="P12">Por un lado funcionalidades comunes utilizadas a lo largo de la aplicación.</text:p>
      <text:p text:style-name="P12">Por otro lado, las funcionalidades propias de cada módulo.</text:p>
      <text:p text:style-name="P12"><text:span text:style-name="T4">Aspecto</text:span> (en inglés <text:span text:style-name="T7">Aspect</text:span>) es una<text:span text:style-name="T5"> funcionalidad transversal (</text:span><text:span text:style-name="T7">cross-cutting</text:span>) que se va a implementar de forma modular y separada del resto del sistema. El ejemplo más común y simple de un aspecto es el logging (registro de sucesos) dentro del sistema, ya que necesariamente afecta a todas las partes del sistema que generan un suceso.</text:p>
      <text:p text:style-name="P3"/>
      <text:p text:style-name="P3"/>
      <text:p text:style-name="P9">Libreria de Angular</text:p>
      <text:p text:style-name="P2">Compilar una liberia de angular</text:p>
      <text:p text:style-name="P2"><text:tab/>ng build library_name</text:p>
      <text:p text:style-name="P2"/>
      <text:p text:style-name="P10">Compilar y empaquetar una libreria</text:p>
      <text:list xml:id="list3795949274" text:style-name="L1">
        <text:list-item>
          <text:p text:style-name="P13">Situarse en el nivel de proyectos</text:p>
        </text:list-item>
        <text:list-item>
          <text:p text:style-name="P13">Para el caso de la libreria Utils ya hay un script que lo empaqueta es npm <text:span text:style-name="T8">run build_pack_utils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6">Interpolation</text:p>
      <text:p text:style-name="P5">La interpolacion se refiere a expresiones embebidas en el lenguaje de maquetado, en este caso en el HTML, por defecto la interpolacion una como sus delimitadores dobles corchetes:</text:p>
      <text:p text:style-name="P5"/>
      <text:p text:style-name="P6">&lt;h3&gt;Current customer: {{ currentCustomer }}&lt;/h3&gt;</text:p>
      <text:p text:style-name="P5"/>
      <text:p text:style-name="P5">{{currentCustomer}} es un ejemplo de interpolacion</text:p>
      <text:p text:style-name="P8">De manera mas general, el texto dentro de los corchetes es una expresion de plantilla (template expression) que Angular evalua primero y despues muestra el resultado en su lugar. En el ejemplo de arriba, el valor de currentCustomer se obtiene de una propiedad del componente al que pertenece la vista (HTML). <text:span text:style-name="T9">Algunos ejemplos de expresion de plantilla son:</text:span></text:p>
      <text:p text:style-name="P8"/>
      <text:list xml:id="list3860064581" text:style-name="L2">
        <text:list-item>
          <text:p text:style-name="P14">&lt;h3&gt;Current customer: {{ currentCustomer }}&lt;/h3&gt;. <text:span text:style-name="T10">Donde currentCustomer es una propiedad del componente al que pertenece la vista</text:span></text:p>
        </text:list-item>
        <text:list-item>
          <text:p text:style-name="P14">&lt;p&gt;The sum of 1 + 1 is {{1 + 1}}.&lt;/p&gt; &lt;!-- "The sum of 1 + 1 is 2" →</text:p>
        </text:list-item>
        <text:list-item>
          <text:p text:style-name="P18"><text:span text:style-name="Source_20_Text">&lt;p&gt;The sum of 1 + 1 is not {{1 + 1 + getVal()}}.&lt;/p&gt;. </text:span></text:p>
        </text:list-item>
      </text:list>
      <text:p text:style-name="P7"/>
      <text:p text:style-name="P11">Template statement</text:p>
      <text:p text:style-name="P7"><text:tab/><text:span text:style-name="T11">Una sentencia de plantilla (template statement responde a un evento disparado por un objetivo enlazado por ejemplo un elemento, componente, o directiva. Aparece del lado derecho del simbolo = dentro de apostrofes dobles (event)=’’statement”)</text:span></text:p>
      <text:p text:style-name="P7"/>
      <text:p text:style-name="P7"/>
      <text:p text:style-name="P17">Binding types and target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2:58:03.105145031</meta:creation-date>
    <meta:generator>LibreOffice/6.0.7.3$Linux_X86_64 LibreOffice_project/00m0$Build-3</meta:generator>
    <dc:date>2020-01-21T10:03:41.605904822</dc:date>
    <meta:editing-duration>P2DT3H10M44S</meta:editing-duration>
    <meta:editing-cycles>13</meta:editing-cycles>
    <meta:document-statistic meta:table-count="0" meta:image-count="0" meta:object-count="0" meta:page-count="1" meta:paragraph-count="22" meta:word-count="348" meta:character-count="2169" meta:non-whitespace-character-count="1844"/>
  </office:meta>
</office:document-meta>
</file>